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2.2783in"/>
    </style:style>
    <style:style style:name="co6" style:family="table-column">
      <style:table-column-properties fo:break-before="auto" style:column-width="2.0299in"/>
    </style:style>
    <style:style style:name="co7" style:family="table-column">
      <style:table-column-properties fo:break-before="auto" style:column-width="2.8437in"/>
    </style:style>
    <style:style style:name="co8" style:family="table-column">
      <style:table-column-properties fo:break-before="auto" style:column-width="1.8417in"/>
    </style:style>
    <style:style style:name="co9" style:family="table-column">
      <style:table-column-properties fo:break-before="auto" style:column-width="1.7555in"/>
    </style:style>
    <style:style style:name="co10" style:family="table-column">
      <style:table-column-properties fo:break-before="auto" style:column-width="6.553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fo:padding="0.028in"/>
      <style:text-properties style:font-name="Liberation Sans"/>
    </style:style>
    <style:style style:name="ce3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padding="0.028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padding="0.028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padding="0.028in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7" table:default-cell-style-name="ce1"/>
        <table:table-column table:style-name="co11" table:number-columns-repeated="957" table:default-cell-style-name="ce1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Alt Digi-Key Part 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Tayda SKU</text:p>
          </table:table-cell>
          <table:table-cell office:value-type="string" calcext:value-type="string">
            <text:p>MPN</text:p>
          </table:table-cell>
          <table:table-cell table:style-name="ce10" office:value-type="string" calcext:value-type="string">
            <text:p>Aliexpress link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/>
          <table:table-cell table:style-name="ce7" office:value-type="string" calcext:value-type="string">
            <text:p>80-ESK227M050AH9KA </text:p>
          </table:table-cell>
          <table:table-cell table:style-name="ce7" office:value-type="string" calcext:value-type="string">
            <text:p>A-4547 </text:p>
          </table:table-cell>
          <table:table-cell office:value-type="string" calcext:value-type="string">
            <text:p>ECA-1HM221</text:p>
          </table:table-cell>
          <table:table-cell table:style-name="ce3" office:value-type="string" calcext:value-type="string">
            <text:p><text:span text:style-name="T1"><text:a xlink:href="https://www.aliexpress.com/item/32886248789.html?spm=a2g0s.9042311.0.0.27424c4d3bSt0w" xlink:type="simple">https://www.aliexpress.com/item/32886248789.html?spm=a2g0s.9042311.0.0.27424c4d3bSt0w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/>
          <table:table-cell table:style-name="ce7" office:value-type="string" calcext:value-type="string">
            <text:p>80-ESK107M016AC3AA </text:p>
          </table:table-cell>
          <table:table-cell table:style-name="ce7" office:value-type="string" calcext:value-type="string">
            <text:p>A-4146</text:p>
          </table:table-cell>
          <table:table-cell office:value-type="string" calcext:value-type="string">
            <text:p>16ZLH100MEFC5X11</text:p>
          </table:table-cell>
          <table:table-cell table:style-name="ce3" office:value-type="string" calcext:value-type="string">
            <text:p><text:span text:style-name="T1"><text:a xlink:href="https://www.aliexpress.com/item/32886248789.html?spm=a2g0s.9042311.0.0.27424c4d3bSt0w" xlink:type="simple">https://www.aliexpress.com/item/32886248789.html?spm=a2g0s.9042311.0.0.27424c4d3bSt0w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/>
          <table:table-cell table:style-name="ce7" office:value-type="string" calcext:value-type="string">
            <text:p>594-K104K15X7RF5TH5 </text:p>
          </table:table-cell>
          <table:table-cell table:style-name="ce7" office:value-type="string" calcext:value-type="string">
            <text:p>A-553</text:p>
          </table:table-cell>
          <table:table-cell office:value-type="string" calcext:value-type="string">
            <text:p>SR215C104KARTR1</text:p>
          </table:table-cell>
          <table:table-cell table:style-name="ce3" office:value-type="string" calcext:value-type="string">
            <text:p><text:span text:style-name="T1"><text:a xlink:href="https://www.aliexpress.com/item/32429917283.html?spm=a2g0s.9042311.0.0.27424c4dvo0FgD" xlink:type="simple">https://www.aliexpress.com/item/32429917283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/>
          <table:table-cell table:style-name="ce7" office:value-type="string" calcext:value-type="string">
            <text:p>621-SB5100T </text:p>
          </table:table-cell>
          <table:table-cell table:style-name="ce7"/>
          <table:table-cell office:value-type="string" calcext:value-type="string">
            <text:p>SB5100-T</text:p>
          </table:table-cell>
          <table:table-cell table:style-name="ce3" office:value-type="string" calcext:value-type="string">
            <text:p><text:span text:style-name="T1"><text:a xlink:href="https://www.aliexpress.com/item/32853424313.html?spm=a2g0s.9042311.0.0.27424c4dvo0FgD" xlink:type="simple">https://www.aliexpress.com/item/32853424313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/>
          <table:table-cell table:style-name="ce7" office:value-type="string" calcext:value-type="string">
            <text:p>512-1N4733AT50A</text:p>
          </table:table-cell>
          <table:table-cell table:style-name="ce7" office:value-type="string" calcext:value-type="string">
            <text:p>A-169 </text:p>
          </table:table-cell>
          <table:table-cell office:value-type="string" calcext:value-type="string">
            <text:p>1N5338BRLG</text:p>
          </table:table-cell>
          <table:table-cell table:style-name="ce3" office:value-type="string" calcext:value-type="string">
            <text:p><text:span text:style-name="T1"><text:a xlink:href="https://www.aliexpress.com/item/32854094468.html?spm=a2g0s.9042311.0.0.27424c4dvo0FgD" xlink:type="simple">https://www.aliexpress.com/item/32854094468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/>
          <table:table-cell table:style-name="ce7" office:value-type="string" calcext:value-type="string">
            <text:p>859-LTL-4231N </text:p>
          </table:table-cell>
          <table:table-cell table:style-name="ce8" office:value-type="string" calcext:value-type="string">
            <text:p>A-262</text:p>
          </table:table-cell>
          <table:table-cell office:value-type="string" calcext:value-type="string">
            <text:p>WP3A8GD</text:p>
          </table:table-cell>
          <table:table-cell table:style-name="ce3" office:value-type="string" calcext:value-type="string">
            <text:p><text:span text:style-name="T1"><text:a xlink:href="https://www.aliexpress.com/item/32826443536.html?spm=a2g0s.9042311.0.0.27424c4d3bSt0w" xlink:type="simple">https://www.aliexpress.com/item/32826443536.html?spm=a2g0s.9042311.0.0.27424c4d3bSt0w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/>
          <table:table-cell table:style-name="ce7" office:value-type="string" calcext:value-type="string">
            <text:p>576-0297002.WXNV </text:p>
          </table:table-cell>
          <table:table-cell table:style-name="ce7"/>
          <table:table-cell table:style-name="ce7" office:value-type="string" calcext:value-type="string">
            <text:p>0297002.WXNV </text:p>
          </table:table-cell>
          <table:table-cell table:style-name="ce3" office:value-type="string" calcext:value-type="string">
            <text:p><text:span text:style-name="T1"><text:a xlink:href="https://www.aliexpress.com/item/32919446549.html?spm=a2g0s.9042311.0.0.78ce4c4dzTHxuo" xlink:type="simple">https://www.aliexpress.com/item/32919446549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/>
          <table:table-cell table:style-name="ce7" office:value-type="string" calcext:value-type="string">
            <text:p>650-RXEF050-2 </text:p>
          </table:table-cell>
          <table:table-cell table:style-name="ce7" office:value-type="string" calcext:value-type="string">
            <text:p>A-5234 </text:p>
          </table:table-cell>
          <table:table-cell office:value-type="string" calcext:value-type="string">
            <text:p>RXEF050-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/>
          <table:table-cell table:style-name="ce7" office:value-type="string" calcext:value-type="string">
            <text:p>576-0297005.WXNV </text:p>
          </table:table-cell>
          <table:table-cell table:style-name="ce7"/>
          <table:table-cell table:style-name="ce7" office:value-type="string" calcext:value-type="string">
            <text:p>0297005.WXNV</text:p>
          </table:table-cell>
          <table:table-cell table:style-name="ce3" office:value-type="string" calcext:value-type="string">
            <text:p><text:span text:style-name="T1"><text:a xlink:href="https://www.aliexpress.com/item/32919446549.html?spm=a2g0s.9042311.0.0.78ce4c4dzTHxuo" xlink:type="simple">https://www.aliexpress.com/item/32919446549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/>
          <table:table-cell table:style-name="ce7" office:value-type="string" calcext:value-type="string">
            <text:p>534-3544-2</text:p>
          </table:table-cell>
          <table:table-cell table:style-name="ce7"/>
          <table:table-cell office:value-type="string" calcext:value-type="string">
            <text:p>3544-2</text:p>
          </table:table-cell>
          <table:table-cell table:style-name="ce3" office:value-type="string" calcext:value-type="string">
            <text:p><text:span text:style-name="T1"><text:a xlink:href="https://www.aliexpress.com/item/4000541186880.html?spm=a2g0s.9042311.0.0.27424c4dTVdR23" xlink:type="simple">https://www.aliexpress.com/item/4000541186880.html?spm=a2g0s.9042311.0.0.27424c4dTVdR23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/>
          <table:table-cell table:style-name="ce7" office:value-type="string" calcext:value-type="string">
            <text:p>538-38720-7502 or 571-14376644 </text:p>
          </table:table-cell>
          <table:table-cell table:style-name="ce7" office:value-type="string" calcext:value-type="string">
            <text:p>A-2793 </text:p>
          </table:table-cell>
          <table:table-cell office:value-type="string" calcext:value-type="string">
            <text:p>OSTYK51102030</text:p>
          </table:table-cell>
          <table:table-cell office:value-type="string" calcext:value-type="string">
            <text:p><text:a xlink:href="https://www.aliexpress.com/item/1005002136115175.html?spm=a2g0o.productlist.0.0.1950561bL3DRIy" xlink:type="simple">https://www.aliexpress.com/item/1005002136115175.html?spm=a2g0o.productlist.0.0.1950561bL3DRIy</text:a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/>
          <table:table-cell table:style-name="ce7" office:value-type="string" calcext:value-type="string">
            <text:p>571-1734366-3 </text:p>
          </table:table-cell>
          <table:table-cell table:style-name="ce7" office:value-type="string" calcext:value-type="string">
            <text:p>A-5358 </text:p>
          </table:table-cell>
          <table:table-cell office:value-type="float" office:value="1050570001" calcext:value-type="float">
            <text:p>105057000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/>
          <table:table-cell table:style-name="ce7" office:value-type="string" calcext:value-type="string">
            <text:p>710-691321100003</text:p>
          </table:table-cell>
          <table:table-cell/>
          <table:table-cell office:value-type="float" office:value="1843619" calcext:value-type="float">
            <text:p>1843619</text:p>
          </table:table-cell>
          <table:table-cell table:style-name="ce3" office:value-type="string" calcext:value-type="string">
            <text:p><text:span text:style-name="T1"><text:a xlink:href="https://www.aliexpress.com/item/4000660083322.html?spm=a2g0s.9042311.0.0.27424c4d3bSt0w" xlink:type="simple">https://www.aliexpress.com/item/4000660083322.html?spm=a2g0s.9042311.0.0.27424c4d3bSt0w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/>
          <table:table-cell table:style-name="ce7" office:value-type="string" calcext:value-type="string">
            <text:p>710-691361100003 </text:p>
          </table:table-cell>
          <table:table-cell/>
          <table:table-cell table:style-name="ce9" office:value-type="string" calcext:value-type="string">
            <text:p>OSTTJ0311530</text:p>
          </table:table-cell>
          <table:table-cell table:style-name="ce3" office:value-type="string" calcext:value-type="string">
            <text:p><text:span text:style-name="T1"><text:a xlink:href="https://www.aliexpress.com/item/4000660083322.html?spm=a2g0s.9042311.0.0.27424c4d3bSt0w" xlink:type="simple">https://www.aliexpress.com/item/4000660083322.html?spm=a2g0s.9042311.0.0.27424c4d3bSt0w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/>
          <table:table-cell table:style-name="ce7" office:value-type="string" calcext:value-type="string">
            <text:p>571-55202594 </text:p>
          </table:table-cell>
          <table:table-cell/>
          <table:table-cell office:value-type="string" calcext:value-type="string">
            <text:p>A-2014-2-4-R</text:p>
          </table:table-cell>
          <table:table-cell table:style-name="ce3" office:value-type="string" calcext:value-type="string">
            <text:p><text:span text:style-name="T1"><text:a xlink:href="https://www.aliexpress.com/item/4000641016208.html?spm=a2g0s.9042311.0.0.27424c4dTVdR23" xlink:type="simple">https://www.aliexpress.com/item/4000641016208.html?spm=a2g0s.9042311.0.0.27424c4dTVdR23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/>
          <table:table-cell table:style-name="ce7" office:value-type="string" calcext:value-type="string">
            <text:p>651-1729034 or 490-TB002-500-04BE </text:p>
          </table:table-cell>
          <table:table-cell office:value-type="string" calcext:value-type="string">
            <text:p>2 x A-664</text:p>
          </table:table-cell>
          <table:table-cell office:value-type="float" office:value="1729034" calcext:value-type="float">
            <text:p>17290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/>
          <table:table-cell office:value-type="string" calcext:value-type="string">
            <text:p>710-61300311121</text:p>
          </table:table-cell>
          <table:table-cell office:value-type="string" calcext:value-type="string">
            <text:p>A-5774 </text:p>
          </table:table-cell>
          <table:table-cell office:value-type="float" office:value="61300311121" calcext:value-type="float">
            <text:p>61300311121</text:p>
          </table:table-cell>
          <table:table-cell table:style-name="ce3" office:value-type="string" calcext:value-type="string">
            <text:p><text:span text:style-name="T1"><text:a xlink:href="https://www.aliexpress.com/item/32993182990.html?spm=a2g0s.9042311.0.0.27424c4dvo0FgD" xlink:type="simple">https://www.aliexpress.com/item/32993182990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/>
          <table:table-cell table:style-name="ce7" office:value-type="string" calcext:value-type="string">
            <text:p>517-30340-6002 </text:p>
          </table:table-cell>
          <table:table-cell table:style-name="ce7" office:value-type="string" calcext:value-type="string">
            <text:p>A-2976 </text:p>
          </table:table-cell>
          <table:table-cell office:value-type="string" calcext:value-type="string">
            <text:p>SBH11-PBPC-D20-ST-BK</text:p>
          </table:table-cell>
          <table:table-cell table:style-name="ce3" office:value-type="string" calcext:value-type="string">
            <text:p><text:span text:style-name="T1"><text:a xlink:href="https://www.aliexpress.com/item/32841491526.html?spm=a2g0s.9042311.0.0.27424c4dvo0FgD" xlink:type="simple">https://www.aliexpress.com/item/32841491526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/>
          <table:table-cell table:style-name="ce7" office:value-type="string" calcext:value-type="string">
            <text:p>710-61300511121 </text:p>
          </table:table-cell>
          <table:table-cell table:style-name="ce7" office:value-type="string" calcext:value-type="string">
            <text:p>A-5775 </text:p>
          </table:table-cell>
          <table:table-cell office:value-type="float" office:value="61300511121" calcext:value-type="float">
            <text:p>61300511121</text:p>
          </table:table-cell>
          <table:table-cell table:style-name="ce3" office:value-type="string" calcext:value-type="string">
            <text:p><text:span text:style-name="T1"><text:a xlink:href="https://www.aliexpress.com/item/32993182990.html?spm=a2g0s.9042311.0.0.27424c4dvo0FgD" xlink:type="simple">https://www.aliexpress.com/item/32993182990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2"/>
          <table:table-cell table:style-name="ce7" office:value-type="string" calcext:value-type="string">
            <text:p>A-1303 </text:p>
          </table:table-cell>
          <table:table-cell office:value-type="string" calcext:value-type="string">
            <text:p>PPTC041LFBN-RC</text:p>
          </table:table-cell>
          <table:table-cell table:style-name="ce3" office:value-type="string" calcext:value-type="string">
            <text:p><text:span text:style-name="T1"><text:a xlink:href="https://www.aliexpress.com/item/32867179300.html?spm=a2g0s.9042311.0.0.27424c4dvo0FgD" xlink:type="simple">https://www.aliexpress.com/item/32867179300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/>
          <table:table-cell table:style-name="ce7" office:value-type="string" calcext:value-type="string">
            <text:p>855-M20-7820442 </text:p>
          </table:table-cell>
          <table:table-cell/>
          <table:table-cell office:value-type="string" calcext:value-type="string">
            <text:p>B4B-XH-A(LF)(SN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3.81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/>
          <table:table-cell table:style-name="ce7" office:value-type="string" calcext:value-type="string">
            <text:p>651-1727010 </text:p>
          </table:table-cell>
          <table:table-cell/>
          <table:table-cell office:value-type="float" office:value="1727010" calcext:value-type="float">
            <text:p>17270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2"/>
          <table:table-cell table:style-name="ce7" office:value-type="string" calcext:value-type="string">
            <text:p>A-1324 </text:p>
          </table:table-cell>
          <table:table-cell office:value-type="string" calcext:value-type="string">
            <text:p>NPC02SXON-RC</text:p>
          </table:table-cell>
          <table:table-cell table:style-name="ce3" office:value-type="string" calcext:value-type="string">
            <text:p><text:span text:style-name="T1"><text:a xlink:href="https://www.aliexpress.com/item/33016645429.html?spm=a2g0s.9042311.0.0.78ce4c4dzTHxuo" xlink:type="simple">https://www.aliexpress.com/item/33016645429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/>
          <table:table-cell table:style-name="ce7" office:value-type="string" calcext:value-type="string">
            <text:p>603-CFR-25JT-52-120R </text:p>
          </table:table-cell>
          <table:table-cell office:value-type="string" calcext:value-type="string">
            <text:p>A-2057</text:p>
          </table:table-cell>
          <table:table-cell office:value-type="string" calcext:value-type="string">
            <text:p>CF14JT120R</text:p>
          </table:table-cell>
          <table:table-cell table:style-name="ce3" office:value-type="string" calcext:value-type="string">
            <text:p><text:span text:style-name="T1"><text:a xlink:href="https://www.aliexpress.com/item/32835738578.html?spm=a2g0s.9042311.0.0.78ce4c4dzTHxuo" xlink:type="simple">https://www.aliexpress.com/item/32835738578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/>
          <table:table-cell table:style-name="ce7" office:value-type="string" calcext:value-type="string">
            <text:p>603-CFR-12JB-52-1K </text:p>
          </table:table-cell>
          <table:table-cell office:value-type="string" calcext:value-type="string">
            <text:p>A-2123</text:p>
          </table:table-cell>
          <table:table-cell office:value-type="string" calcext:value-type="string">
            <text:p>CF14JT1K00</text:p>
          </table:table-cell>
          <table:table-cell table:style-name="ce3" office:value-type="string" calcext:value-type="string">
            <text:p><text:span text:style-name="T1"><text:a xlink:href="https://www.aliexpress.com/item/32979849787.html?spm=a2g0s.9042311.0.0.78ce4c4dzTHxuo" xlink:type="simple">https://www.aliexpress.com/item/32979849787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/>
          <table:table-cell office:value-type="string" calcext:value-type="string">
            <text:p>603-CFR-12JB-52-4K7</text:p>
          </table:table-cell>
          <table:table-cell office:value-type="string" calcext:value-type="string">
            <text:p>A-2027</text:p>
          </table:table-cell>
          <table:table-cell office:value-type="string" calcext:value-type="string">
            <text:p>CF14JT4K70</text:p>
          </table:table-cell>
          <table:table-cell table:style-name="ce3" office:value-type="string" calcext:value-type="string">
            <text:p><text:span text:style-name="T1"><text:a xlink:href="https://www.aliexpress.com/item/32979849787.html?spm=a2g0s.9042311.0.0.78ce4c4dzTHxuo" xlink:type="simple">https://www.aliexpress.com/item/32979849787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/>
          <table:table-cell table:style-name="ce7" office:value-type="string" calcext:value-type="string">
            <text:p>774-77083330P </text:p>
          </table:table-cell>
          <table:table-cell/>
          <table:table-cell office:value-type="string" calcext:value-type="string">
            <text:p>4608X-102-330L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2"/>
          <table:table-cell table:style-name="ce7" office:value-type="string" calcext:value-type="string">
            <text:p>A-1605 </text:p>
          </table:table-cell>
          <table:table-cell office:value-type="string" calcext:value-type="string">
            <text:p>310-87-108-41-001101</text:p>
          </table:table-cell>
          <table:table-cell table:style-name="ce3" office:value-type="string" calcext:value-type="string">
            <text:p><text:span text:style-name="T1"><text:a xlink:href="https://www.aliexpress.com/item/32847506950.html?spm=a2g0s.9042311.0.0.27424c4dvo0FgD" xlink:type="simple">https://www.aliexpress.com/item/32847506950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W1, SW2, SW3</text:p>
          </table:table-cell>
          <table:table-cell office:value-type="string" calcext:value-type="string">
            <text:p>SWITCH SLIDE DPDT 300MA 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1-2001-ND</text:p>
          </table:table-cell>
          <table:table-cell/>
          <table:table-cell table:style-name="ce7" office:value-type="string" calcext:value-type="string">
            <text:p>611-JS202011JCQN </text:p>
          </table:table-cell>
          <table:table-cell/>
          <table:table-cell office:value-type="string" calcext:value-type="string">
            <text:p>JS202011CQ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/>
          <table:table-cell table:style-name="ce7" office:value-type="string" calcext:value-type="string">
            <text:p>611-SM43JSMTR92LFS</text:p>
          </table:table-cell>
          <table:table-cell table:style-name="ce7" office:value-type="string" calcext:value-type="string">
            <text:p>A-5127  </text:p>
          </table:table-cell>
          <table:table-cell office:value-type="string" calcext:value-type="string">
            <text:p>1825910-6</text:p>
          </table:table-cell>
          <table:table-cell table:style-name="ce3" office:value-type="string" calcext:value-type="string">
            <text:p><text:span text:style-name="T1"><text:a xlink:href="https://www.aliexpress.com/item/32960657626.html?spm=a2g0s.9042311.0.0.27424c4dTVdR23" xlink:type="simple">https://www.aliexpress.com/item/32960657626.html?spm=a2g0s.9042311.0.0.27424c4dTVdR23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/>
          <table:table-cell table:style-name="ce7" office:value-type="string" calcext:value-type="string">
            <text:p>649-77313-818-36LF </text:p>
          </table:table-cell>
          <table:table-cell table:style-name="ce7" office:value-type="string" calcext:value-type="string">
            <text:p>A-2458 </text:p>
          </table:table-cell>
          <table:table-cell office:value-type="string" calcext:value-type="string">
            <text:p>613036211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2"/>
          <table:table-cell table:style-name="ce7" office:value-type="string" calcext:value-type="string">
            <text:p>A-195  </text:p>
          </table:table-cell>
          <table:table-cell office:value-type="string" calcext:value-type="string">
            <text:p>PPPC182LFBN-R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/>
          <table:table-cell table:style-name="ce7" office:value-type="string" calcext:value-type="string">
            <text:p>958-PKTBEAGLE-SC-569 </text:p>
          </table:table-cell>
          <table:table-cell table:style-name="ce7"/>
          <table:table-cell office:value-type="string" calcext:value-type="string">
            <text:p>POCKETBEAGLE-SC-5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office:value-type="string" calcext:value-type="string">
            <text:p>102-P7805-2000-S-ND</text:p>
          </table:table-cell>
          <table:table-cell table:style-name="ce7" office:value-type="string" calcext:value-type="string">
            <text:p>595-TPSM84205EAB </text:p>
          </table:table-cell>
          <table:table-cell/>
          <table:table-cell office:value-type="string" calcext:value-type="string">
            <text:p>OKI-78SR-5/1.5-W36-C</text:p>
          </table:table-cell>
          <table:table-cell table:style-name="ce3" office:value-type="string" calcext:value-type="string">
            <text:p><text:span text:style-name="T1"><text:a xlink:href="https://www.aliexpress.com/item/32817933017.html?spm=a2g0s.9042311.0.0.78ce4c4dzTHxuo" xlink:type="simple">https://www.aliexpress.com/item/32817933017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/>
          <table:table-cell table:style-name="ce7" office:value-type="string" calcext:value-type="string">
            <text:p>595-SN74HCT245N</text:p>
          </table:table-cell>
          <table:table-cell table:style-name="ce7" office:value-type="string" calcext:value-type="string">
            <text:p>A-3695 </text:p>
          </table:table-cell>
          <table:table-cell office:value-type="string" calcext:value-type="string">
            <text:p>SN74HCT245N</text:p>
          </table:table-cell>
          <table:table-cell table:style-name="ce3" office:value-type="string" calcext:value-type="string">
            <text:p><text:span text:style-name="T1"><text:a xlink:href="https://www.aliexpress.com/item/32817933017.html?spm=a2g0s.9042311.0.0.78ce4c4dzTHxuo" xlink:type="simple">https://www.aliexpress.com/item/32817933017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/>
          <table:table-cell table:style-name="ce7" office:value-type="string" calcext:value-type="string">
            <text:p>571-1-2199298-6 </text:p>
          </table:table-cell>
          <table:table-cell table:style-name="ce7" office:value-type="string" calcext:value-type="string">
            <text:p>A-1600 </text:p>
          </table:table-cell>
          <table:table-cell table:style-name="ce7" office:value-type="string" calcext:value-type="string">
            <text:p>A 20-LC-TT</text:p>
          </table:table-cell>
          <table:table-cell table:style-name="ce3" office:value-type="string" calcext:value-type="string">
            <text:p><text:span text:style-name="T1"><text:a xlink:href="https://www.aliexpress.com/item/32982748544.html?spm=a2g0s.9042311.0.0.78ce4c4dzTHxuo" xlink:type="simple">https://www.aliexpress.com/item/32982748544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/>
          <table:table-cell table:style-name="ce7" office:value-type="string" calcext:value-type="string">
            <text:p>595-UA9638CP</text:p>
          </table:table-cell>
          <table:table-cell table:style-name="ce7"/>
          <table:table-cell office:value-type="string" calcext:value-type="string">
            <text:p>UA9638C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/>
          <table:table-cell table:style-name="ce7" office:value-type="string" calcext:value-type="string">
            <text:p>571-1-2199298-2</text:p>
          </table:table-cell>
          <table:table-cell table:style-name="ce7" office:value-type="string" calcext:value-type="string">
            <text:p>A-001 </text:p>
          </table:table-cell>
          <table:table-cell table:style-name="ce7" office:value-type="string" calcext:value-type="string">
            <text:p>A 08-LC-TT</text:p>
          </table:table-cell>
          <table:table-cell table:style-name="ce3" office:value-type="string" calcext:value-type="string">
            <text:p><text:span text:style-name="T1"><text:a xlink:href="https://www.aliexpress.com/item/32982748544.html?spm=a2g0s.9042311.0.0.78ce4c4dzTHxuo" xlink:type="simple">https://www.aliexpress.com/item/32982748544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-E/P-ND</text:p>
          </table:table-cell>
          <table:table-cell/>
          <table:table-cell table:style-name="ce7" office:value-type="string" calcext:value-type="string">
            <text:p>579-24LC256-E/P</text:p>
          </table:table-cell>
          <table:table-cell table:style-name="ce7" office:value-type="string" calcext:value-type="string">
            <text:p>A-2369 </text:p>
          </table:table-cell>
          <table:table-cell table:style-name="ce7" office:value-type="string" calcext:value-type="string">
            <text:p>24LC25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style-name="ce3"/>
          <table:table-cell table:number-columns-repeated="3"/>
          <table:table-cell office:value-type="string" calcext:value-type="string">
            <text:p><text:a xlink:href="https://www.aliexpress.com/item/4000433885018.html?spm=a2g0s.9042311.0.0.78ce4c4dzTHxuo" xlink:type="simple">https://www.aliexpress.com/item/4000433885018.html?spm=a2g0s.9042311.0.0.78ce4c4dzTHxuo</text:a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B16_Minimal_Bom" table:style-name="ta2">
        <table:table-column table:style-name="co1" table:default-cell-style-name="ce4"/>
        <table:table-column table:style-name="co12" table:default-cell-style-name="ce5"/>
        <table:table-column table:style-name="co3" table:default-cell-style-name="ce5"/>
        <table:table-column table:style-name="co4" table:default-cell-style-name="ce5"/>
        <table:table-column table:style-name="co13" table:default-cell-style-name="ce5"/>
        <table:table-column table:style-name="co1" table:number-columns-repeated="59" table:default-cell-style-name="ce4"/>
        <table:table-row table:style-name="ro1">
          <table:table-cell/>
          <table:table-cell table:style-name="ce14" office:value-type="string" calcext:value-type="string">
            <text:p>This BOM is intended to be the bare minimum for a 16 port controller, It has no Serial Outputs, no IO headers and no pocketbeagle head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2 Circuit Barrier Block Screws Connector 9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table:table-column table:style-name="co1" table:default-cell-style-name="ce4"/>
        <table:table-column table:style-name="co12" table:default-cell-style-name="ce5"/>
        <table:table-column table:style-name="co3" table:default-cell-style-name="ce5"/>
        <table:table-column table:style-name="co4" table:default-cell-style-name="ce5"/>
        <table:table-column table:style-name="co13" table:default-cell-style-name="ce5"/>
        <table:table-column table:style-name="co1" table:number-columns-repeated="59" table:default-cell-style-name="ce4"/>
        <table:table-row table:style-name="ro1">
          <table:table-cell/>
          <table:table-cell table:style-name="ce15" office:value-type="string" calcext:value-type="string">
            <text:p>This BOM removes all the fuses and uses 2 pin headers for the pixel outputs. It assumes you will use separate fusing and power for the pixels.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2 Circuit Barrier Block Screws Connector 9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56P0" style:volatile="true">
      <number:text>$</number:text>
      <number:number number:decimal-places="0" number:min-decimal-places="0" number:min-integer-digits="1" number:grouping="true"/>
    </number:number-style>
    <number:number-style style:name="N156">
      <number:text>-$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9P0" style:volatile="true">
      <number:text>$</number:text>
      <number:number number:decimal-places="2" number:min-decimal-places="2" number:min-integer-digits="1" number:grouping="true"/>
    </number:number-style>
    <number:number-style style:name="N159">
      <number:text>-$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pitch-complex="variable" style:font-size-complex="10pt" style:font-style-complex="italic" style:font-weight-complex="normal"/>
    </style:style>
    <style:style style:name="Heading_20_3" style:display-name="Heading 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pitch-complex="variable" style:font-size-complex="24pt" style:font-style-complex="normal" style:font-weight-complex="bold"/>
    </style:style>
    <style:style style:name="Status_20_1" style:display-name="Status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_20_1" style:display-name="Text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1" style:display-name="Warning 1" style:family="table-cell" style:parent-style-name="Default">
      <style:table-cell-properties fo:padding="0.028in"/>
      <style:text-properties fo:color="#cc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22:51:45.0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" style:display-name="PageStyle_BBB16_Bo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1" style:display-name="PageStyle_BBB16_Bom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2" style:display-name="PageStyle_BBB16_Bom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3" style:display-name="PageStyle_BBB16_Bom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4" style:display-name="PageStyle_BBB16_Bom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5" style:display-name="PageStyle_BBB16_Bom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6" style:display-name="PageStyle_BBB16_Bom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7" style:display-name="PageStyle_BBB16_Bom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8" style:display-name="PageStyle_BBB16_Bom 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9" style:display-name="PageStyle_BBB16_Bom 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10" style:display-name="PageStyle_BBB16_Bom 1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11" style:display-name="PageStyle_BBB16_Bom 1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12" style:display-name="PageStyle_BBB16_Bom 1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13" style:display-name="PageStyle_BBB16_Bom 1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14" style:display-name="PageStyle_BBB16_Bom 1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15" style:display-name="PageStyle_BBB16_Bom 1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B16_5f_Bom_20_16" style:display-name="PageStyle_BBB16_Bom 1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2.0.4$Windows_X86_64 LibreOffice_project/9a9c6381e3f7a62afc1329bd359cc48accb6435b</meta:generator>
    <meta:editing-duration>P6DT4H42M34S</meta:editing-duration>
    <meta:editing-cycles>22</meta:editing-cycles>
    <dc:date>2021-11-03T00:58:12.964000000</dc:date>
    <meta:document-statistic meta:table-count="3" meta:cell-count="575" meta:object-count="0"/>
  </office:meta>
</office:document-meta>
</file>